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6 (Iteration 1)</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
      <text:p text:style-name="Text_20_body">Föregående vecka var tanken att jag skulle börja med dokumentationen, läsa på mer om de olika teknikerna jag ska använda, och att påbörja implementationen. Jag hann inte med någon implementation alls, men jag kom igång ordentligt med dokumentationen och jag hann läsa på väldigt mycket (speciellt om socket.io) så jag har en bra grund att stå på för kommande vecka.</text:p>
      <text:p text:style-name="Text_20_body"/>
      <text:h text:style-name="Heading_20_2" text:outline-level="2">Tidsrapport v.15</text:h>
      <text:p text:style-name="Text_20_body">Se kalkylbladet Tidsrapport_v15.</text:p>
      <text:p text:style-name="Text_20_body"/>
      <text:h text:style-name="Heading_20_2" text:outline-level="2">Mål</text:h>
      <text:p text:style-name="Text_20_body">Denna vecka ska jag påbörja implementationen, och mitt mål är att börja göra singleplayer-delen av spelet. En bana ska kunna genereras och man ska kunna röra sig på banan med karaktären. Jag ska också genomföra tester på applikationen.</text:p>
      <text:p text:style-name="Text_20_body"/>
      <text:p text:style-name="Text_20_body">Se kalkylbladet Tidsrapport_v1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20T13:57:30.34</dc:date>
    <dc:creator>Henrik Gabrielsson</dc:creator>
    <meta:editing-duration>PT3H21M33S</meta:editing-duration>
    <meta:editing-cycles>45</meta:editing-cycles>
    <meta:generator>OpenOffice/4.0.1$Win32 OpenOffice.org_project/401m5$Build-9714</meta:generator>
    <meta:document-statistic meta:table-count="0" meta:image-count="0" meta:object-count="0" meta:page-count="1" meta:paragraph-count="10" meta:word-count="123" meta:character-count="822"/>
  </office:meta>
</office:document-meta>
</file>